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labelc12=Label(fenetre_resultat, text='c12 = ' + str(H[0][1]))</text:p>
      <text:p text:style-name="P1">labelc12.pack()</text:p>
      <text:p text:style-name="P1">labelc13=Label(fenetre_resultat, text='c13 = ' + str(H[0][2]))</text:p>
      <text:p text:style-name="P1">labelc13.pack()</text:p>
      <text:p text:style-name="P1">labelc14=Label(fenetre_resultat, text='c14 = ' + str(H[0][3]))</text:p>
      <text:p text:style-name="P1">labelc14.pack()</text:p>
      <text:p text:style-name="P1">labelc21=Label(fenetre_resultat, text='c21 = ' + str(H[1][0]))</text:p>
      <text:p text:style-name="P1">labelc21.pack()</text:p>
      <text:p text:style-name="P1">labelc22=Label(fenetre_resultat, text='c22 = ' + str(H[1][1]))</text:p>
      <text:p text:style-name="P1">labelc22.pack()</text:p>
      <text:p text:style-name="P1">labelc23=Label(fenetre_resultat, text='c23 = ' + str(H[1][2]))</text:p>
      <text:p text:style-name="P1">labelc23.pack()</text:p>
      <text:p text:style-name="P1">labelc24=Label(fenetre_resultat, text='c24 = ' + str(H[1][3]))</text:p>
      <text:p text:style-name="P1">labelc24.pack()</text:p>
      <text:p text:style-name="P1">labelc31=Label(fenetre_resultat, text='c31 = ' + str(H[2][0]))</text:p>
      <text:p text:style-name="P1">labelc31.pack()</text:p>
      <text:p text:style-name="P1">labelc32=Label(fenetre_resultat, text='c32 = ' + str(H[2][1]))</text:p>
      <text:p text:style-name="P1">labelc32.pack()</text:p>
      <text:p text:style-name="P1">labelc33=Label(fenetre_resultat, text='c33 = ' + str(H[2][2]))</text:p>
      <text:p text:style-name="P1">labelc33.pack()</text:p>
      <text:p text:style-name="P1">labelc34=Label(fenetre_resultat, text='c34 = ' + str(H[2][3]))</text:p>
      <text:p text:style-name="P1">labelc34.pack()<office:annotation><dc:date>2017-06-11T15:49:34.781182767</dc:date><text:p>&lt;!--EndFragment--&gt;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5:49:31.050456826</meta:creation-date>
    <dc:date>2017-06-11T15:50:07.511109432</dc:date>
    <meta:editing-duration>PT42S</meta:editing-duration>
    <meta:editing-cycles>1</meta:editing-cycles>
    <meta:document-statistic meta:table-count="0" meta:image-count="0" meta:object-count="0" meta:page-count="1" meta:paragraph-count="22" meta:word-count="77" meta:character-count="847" meta:non-whitespace-character-count="792"/>
    <meta:generator>LibreOffice/5.1.6.2$Linux_X86_64 LibreOffice_project/10m0$Build-2</meta:generator>
  </office:meta>
</office:document-meta>
</file>